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margin-top="1cm" fo:margin-bottom="0cm" fo:text-align="end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margin-top="5.001cm" fo:margin-bottom="0cm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" style:family="paragraph" style:parent-style-name="Standard" style:master-page-name="">
      <style:paragraph-properties fo:margin-left="11cm" fo:margin-right="0cm" fo:margin-top="5.001cm" fo:margin-bottom="0cm" fo:text-align="start" style:justify-single-word="false" fo:text-indent="0cm" style:auto-text-indent="false" style:page-number="auto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margin-left="11cm" fo:margin-right="0cm" fo:text-align="start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margin-top="6.001cm" fo:margin-bottom="0cm" fo:text-align="center" style:justify-single-word="false"/>
      <style:text-properties fo:font-size="14pt" fo:language="uk" fo:country="U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університет “Львівська політехніка”</text:p>
      <text:p text:style-name="P1">Інститут прикладної математики та фундаментальних наук</text:p>
      <text:p text:style-name="P2">Кафедра прикладної математики </text:p>
      <text:p text:style-name="P3">Звіт</text:p>
      <text:p text:style-name="P1">про виконання лабораторної роботи №_</text:p>
      <text:p text:style-name="P1">з курсу “Алгоритми та програмування, ч.1”</text:p>
      <text:p text:style-name="P4">Виконав:</text:p>
      <text:p text:style-name="P5">студант групи ПМ-13</text:p>
      <text:p text:style-name="P5">Романюк О.Б.</text:p>
      <text:p text:style-name="P5">Перевірив:</text:p>
      <text:p text:style-name="P5">Тесак І.Є.</text:p>
      <text:p text:style-name="P5">16.09.2022</text:p>
      <text:p text:style-name="P6">Львів — 2022 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8S</meta:editing-duration>
    <meta:editing-cycles>8</meta:editing-cycles>
    <meta:generator>OpenOffice/4.1.6$Win32 OpenOffice.org_project/416m1$Build-9790</meta:generator>
    <dc:date>2022-09-16T13:09:18.37</dc:date>
    <meta:document-statistic meta:table-count="0" meta:image-count="0" meta:object-count="0" meta:page-count="1" meta:paragraph-count="14" meta:word-count="44" meta:character-count="332"/>
    <meta:user-defined meta:name="Info 1"/>
    <meta:user-defined meta:name="Info 2"/>
    <meta:user-defined meta:name="Info 3"/>
    <meta:user-defined meta:name="Info 4"/>
  </office:meta>
</office:document-meta>
</file>